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settings.xml" manifest:media-type="text/xml"/>
  <manifest:file-entry manifest:full-path="Object 2/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" manifest:version="1.2" manifest:media-type="application/vnd.oasis.opendocument.spreadsheet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Object 13/styles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Configurations2/popupmenu" manifest:media-type=""/>
  <manifest:file-entry manifest:full-path="Configurations2/statusbar" manifest:media-type=""/>
  <manifest:file-entry manifest:full-path="Configurations2/accelerator" manifest:media-type=""/>
  <manifest:file-entry manifest:full-path="Configurations2/menubar" manifest:media-type=""/>
  <manifest:file-entry manifest:full-path="Configurations2/toolpanel" manifest:media-type=""/>
  <manifest:file-entry manifest:full-path="Configurations2/toolbar" manifest:media-type=""/>
  <manifest:file-entry manifest:full-path="Configurations2/floater" manifest:media-type=""/>
  <manifest:file-entry manifest:full-path="Configurations2/images/Bitmaps" manifest:media-type=""/>
  <manifest:file-entry manifest:full-path="Configurations2/progressbar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36a" officeooo:paragraph-rsid="001f536a"/>
    </style:style>
    <style:style style:name="P2" style:family="paragraph" style:parent-style-name="Standard">
      <style:paragraph-properties fo:text-align="start" style:justify-single-word="false"/>
      <style:text-properties officeooo:rsid="0020eab9" officeooo:paragraph-rsid="0020eab9"/>
    </style:style>
    <style:style style:name="T1" style:family="text">
      <style:text-properties officeooo:rsid="002c9073"/>
    </style:style>
    <style:style style:name="fr1" style:family="graphic" style:parent-style-name="OLE">
      <style:graphic-properties style:vertical-pos="top" style:vertical-rel="baseline" draw:ole-draw-aspect="1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</text:p>
      <text:p text:style-name="P2"/>
      <text:p text:style-name="P2">All dates are stored as <text:span text:style-name="T1">string</text:span> <text:span text:style-name="T1">YYYY-MM-DD</text:span></text:p>
      <text:p text:style-name="P2">All datetimes are stored as UNIX timestamp</text:p>
      <text:p text:style-name="P2"/>
      <text:p text:style-name="P2"><draw:frame draw:style-name="fr1" draw:name="Object1" text:anchor-type="as-char" svg:width="4.0898in" svg:height="0.8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Object2" text:anchor-type="as-char" svg:width="4.0898in" svg:height="0.53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1" draw:name="Object3" text:anchor-type="as-char" svg:width="4.0898in" svg:height="0.71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2" draw:name="Object4" text:anchor-type="as-char" svg:y="0in" svg:width="4.0898in" svg:height="1.371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1" draw:name="Object5" text:anchor-type="as-char" svg:width="4.0898in" svg:height="0.53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draw:frame draw:style-name="fr2" draw:name="Object6" text:anchor-type="as-char" svg:y="-1.0709in" svg:width="4.0736in" svg:height="1.229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<draw:frame draw:style-name="fr1" draw:name="Object7" text:anchor-type="as-char" svg:width="4.0898in" svg:height="1.244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ct8" text:anchor-type="as-char" svg:width="4.0898in" svg:height="0.533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soft-page-break/></text:p>
      <text:p text:style-name="P2"><draw:frame draw:style-name="fr1" draw:name="Object9" text:anchor-type="as-char" svg:width="4.0898in" svg:height="1.067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draw:frame draw:style-name="fr1" draw:name="Object10" text:anchor-type="as-char" svg:width="4.0898in" svg:height="0.533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draw:frame draw:style-name="fr1" draw:name="Object11" text:anchor-type="as-char" svg:width="4.0898in" svg:height="0.533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<draw:frame draw:style-name="fr1" draw:name="Object12" text:anchor-type="as-char" svg:width="4.0898in" svg:height="1.2445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draw:frame draw:style-name="fr1" draw:name="Object13" text:anchor-type="as-char" svg:width="4.0898in" svg:height="0.71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as-char" svg:x="0in" svg:y="0in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47:06.559875310</meta:creation-date>
    <meta:generator>LibreOffice/6.0.7.3$Linux_X86_64 LibreOffice_project/00m0$Build-3</meta:generator>
    <meta:editing-duration>PT12H13M15S</meta:editing-duration>
    <meta:editing-cycles>10</meta:editing-cycles>
    <dc:date>2018-12-18T17:09:39.053142434</dc:date>
    <meta:document-statistic meta:table-count="0" meta:image-count="0" meta:object-count="13" meta:page-count="2" meta:paragraph-count="16" meta:word-count="15" meta:character-count="91" meta:non-whitespace-character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CardSet</text:p>
          </table:table-cell>
          <table:covered-table-cell table:number-columns-repeated="2"/>
          <table:table-cell office:value-type="string" calcext:value-type="string">
            <text:p>MtG se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ardSet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easeDat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Set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SetCo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3 character abbreviation, capital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0:30:16.099132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5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Encryption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encryption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encryption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encryption function used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47.086591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9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UserTyp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userTyp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userTyp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admin or client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54.139202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3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User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user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userType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encryption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salt</text:p>
          </table:table-cell>
          <table:table-cell table:style-name="ce6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encrypted password</text:p>
          </table:table-cell>
        </table:table-row>
        <table:table-row table:style-name="ro1">
          <table:table-cell table:style-name="ce5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text</text:p>
          </table:table-cell>
          <table:table-cell table:style-name="ce7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2:00.338757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Session</text:p>
          </table:table-cell>
          <table:covered-table-cell table:number-columns-repeated="2" table:style-name="ce2"/>
          <table:table-cell table:style-name="ce7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expires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dateTime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07:30.126820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MatchType</text:p>
          </table:table-cell>
          <table:covered-table-cell table:number-columns-repeated="2" table:style-name="ce3"/>
          <table:table-cell table:style-name="ce11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3" office:value-type="string" calcext:value-type="string">
            <text:p>matchTypeId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/>
          <table:table-cell table:style-name="ce3" office:value-type="string" calcext:value-type="string">
            <text:p>matchType</text:p>
          </table:table-cell>
          <table:table-cell table:style-name="ce3" office:value-type="string" calcext:value-type="string">
            <text:p>text</text:p>
          </table:table-cell>
          <table:table-cell table:style-name="ce11" office:value-type="string" calcext:value-type="string">
            <text:p>either cover or base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08:32.0014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"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Card</text:p>
          </table:table-cell>
          <table:covered-table-cell table:number-columns-repeated="2" table:style-name="ce3"/>
          <table:table-cell table:style-name="ce11" office:value-type="string" calcext:value-type="string">
            <text:p>Card definition</text:p>
          </table:table-cell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3" office:value-type="string" calcext:value-type="string">
            <text:p>cardId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matchType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/>
          <table:table-cell table:style-name="ce3" office:value-type="string" calcext:value-type="string">
            <text:p>cardName</text:p>
          </table:table-cell>
          <table:table-cell table:style-name="ce3" office:value-type="string" calcext:value-type="string">
            <text:p>text</text:p>
          </table:table-cell>
          <table:table-cell table:style-name="ce11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11:11.047913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"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CardImage</text:p>
          </table:table-cell>
          <table:covered-table-cell table:number-columns-repeated="2" table:style-name="ce2"/>
          <table:table-cell table:style-name="ce7" office:value-type="string" calcext:value-type="string">
            <text:p>unique artwork / art frame combination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cardImage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artFrame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3">
          <table:table-cell table:style-name="ce1"/>
          <table:table-cell table:style-name="ce2" office:value-type="string" calcext:value-type="string">
            <text:p>isPotential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could cover possibly be a match: null = unjudged, 0 = no, 1 = yes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cardImagePath</text:p>
          </table:table-cell>
          <table:table-cell table:style-name="ce2" office:value-type="string" calcext:value-type="string">
            <text:p>text</text:p>
          </table:table-cell>
          <table:table-cell table:style-name="ce7" office:value-type="string" calcext:value-type="string">
            <text:p>path from project directory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filterPath</text:p>
          </table:table-cell>
          <table:table-cell table:style-name="ce2" office:value-type="string" calcext:value-type="string">
            <text:p>text</text:p>
          </table:table-cell>
          <table:table-cell table:style-name="ce7" office:value-type="string" calcext:value-type="string">
            <text:p>mask filter for potential cover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7:07:50.329292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5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ArtFram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artFram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artFram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type of frame for card art box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0:46.257775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9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Release</text:p>
          </table:table-cell>
          <table:covered-table-cell table:number-columns-repeated="2" table:style-name="ce3"/>
          <table:table-cell table:style-name="ce7" office:value-type="string" calcext:value-type="string">
            <text:p>Physical card from a set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3" office:value-type="string" calcext:value-type="string">
            <text:p>releaseId</text:p>
          </table:table-cell>
          <table:table-cell table:style-name="ce3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cardSet</text:p>
          </table:table-cell>
          <table:table-cell table:style-name="ce3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cardImage</text:p>
          </table:table-cell>
          <table:table-cell table:style-name="ce3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3" office:value-type="string" calcext:value-type="string">
            <text:p>inventory</text:p>
          </table:table-cell>
          <table:table-cell table:style-name="ce3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2"/>
          <table:table-cell table:style-name="ce2" office:value-type="string" calcext:value-type="string">
            <text:p>cardNumber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integer, but could have letter at end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0:30:46.844799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6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Match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match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isMatch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null = unjudged, 0 = no, 1 = yes</text:p>
          </table:table-cell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cardImage for card of match</text:p>
          </table:table-cell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cover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cardImage for collage of match</text:p>
          </table:table-cell>
        </table:table-row>
        <table:table-row table:style-name="ro1">
          <table:table-cell table:style-name="ce5"/>
          <table:table-cell table:style-name="ce6" office:value-type="string" calcext:value-type="string">
            <text:p>inventory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requestCount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08.710464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Stor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stor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storeNam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source of price data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16.863151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8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Price</text:p>
          </table:table-cell>
          <table:covered-table-cell table:number-columns-repeated="2" table:style-name="ce2"/>
          <table:table-cell table:style-name="ce7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price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ext</text:p>
          </table:table-cell>
          <table:table-cell table:style-name="ce7" office:value-type="string" calcext:value-type="string">
            <text:p>price lookup date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in cents, USD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0:50:57.964869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